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ngTextExtractor.PngTex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TextExtractor.findOffset( byte [ ] data , byte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ngTextExtractor.calcLen( byte [ ]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ngTextExtractor.extractText( InputStream stream , String type , String encod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